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0.45cm" fo:min-width="0cm" fo:padding-top="0.15cm" fo:padding-bottom="0.15cm" fo:padding-left="0.275cm" fo:padding-right="0.275cm"/>
    </style:style>
    <style:style style:name="gr2"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4.779cm" fo:min-width="0cm" fo:padding-top="0.15cm" fo:padding-bottom="0.15cm" fo:padding-left="0.275cm" fo:padding-right="0.275cm"/>
    </style:style>
    <style:style style:name="gr3" style:family="graphic" style:parent-style-name="standard">
      <style:graphic-properties svg:stroke-width="0.05cm" svg:stroke-color="#000000" draw:marker-start-width="0.355cm" draw:marker-end-width="0.355cm" draw:fill-color="#ffffff" draw:textarea-vertical-align="middle" draw:auto-grow-height="false" fo:min-height="0.65cm" fo:min-width="0.3cm" fo:padding-top="0.15cm" fo:padding-bottom="0.15cm" fo:padding-left="0.275cm" fo:padding-right="0.275cm"/>
    </style:style>
    <style:style style:name="gr4"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2.64cm" fo:min-width="0cm" fo:padding-top="0.15cm" fo:padding-bottom="0.15cm" fo:padding-left="0.275cm" fo:padding-right="0.275cm"/>
    </style:style>
    <style:style style:name="gr5" style:family="graphic" style:parent-style-name="standard">
      <style:graphic-properties svg:stroke-width="0.05cm" svg:stroke-color="#000000" draw:marker-start-width="0.355cm" draw:marker-end-width="0.355cm" draw:fill-color="#b2b2b2" draw:textarea-horizontal-align="justify" draw:textarea-vertical-align="middle" draw:auto-grow-height="false" fo:min-height="1.15cm" fo:min-width="3.9cm" fo:padding-top="0.15cm" fo:padding-bottom="0.15cm" fo:padding-left="0.275cm" fo:padding-right="0.275cm"/>
    </style:style>
    <style:style style:name="gr6"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1.15cm" fo:min-width="3.9cm" fo:padding-top="0.15cm" fo:padding-bottom="0.15cm" fo:padding-left="0.275cm" fo:padding-right="0.275cm"/>
    </style:style>
    <style:style style:name="gr7" style:family="graphic" style:parent-style-name="standard">
      <style:graphic-properties draw:stroke="none" svg:stroke-color="#000000" draw:fill="none" draw:fill-color="#ffffff" draw:auto-grow-height="true" draw:auto-grow-width="false" fo:max-height="0cm" fo:min-height="0.556cm"/>
    </style:style>
    <style:style style:name="gr8"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1.014cm" fo:min-width="2.764cm" fo:padding-top="0.15cm" fo:padding-bottom="0.15cm" fo:padding-left="0.275cm" fo:padding-right="0.275cm"/>
    </style:style>
    <style:style style:name="gr9"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1.15cm" fo:min-width="3.9cm" fo:padding-top="0.15cm" fo:padding-bottom="0.15cm" fo:padding-left="0.275cm" fo:padding-right="0.275cm"/>
    </style:style>
    <style:style style:name="gr10"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1.15cm" fo:min-width="2.9cm" fo:padding-top="0.15cm" fo:padding-bottom="0.15cm" fo:padding-left="0.275cm" fo:padding-right="0.275cm"/>
    </style:style>
    <style:style style:name="gr11" style:family="graphic" style:parent-style-name="standard">
      <style:graphic-properties svg:stroke-width="0.05cm" svg:stroke-color="#000000" draw:marker-start-width="0.355cm" draw:marker-end-width="0.355cm" draw:fill-color="#ffffff" draw:textarea-horizontal-align="justify" draw:textarea-vertical-align="middle" draw:auto-grow-height="false" fo:min-height="1.1cm" fo:min-width="3.85cm" fo:padding-top="0.15cm" fo:padding-bottom="0.15cm" fo:padding-left="0.275cm" fo:padding-right="0.275cm"/>
    </style:style>
    <style:style style:name="gr12" style:family="graphic" style:parent-style-name="standard">
      <style:graphic-properties draw:stroke="none" svg:stroke-color="#000000" draw:fill="none" draw:fill-color="#ffffff" draw:auto-grow-height="true" draw:auto-grow-width="false" fo:max-height="0cm" fo:min-height="1.111cm"/>
    </style:style>
    <style:style style:name="gr13" style:family="graphic" style:parent-style-name="objectwithoutfill">
      <style:graphic-properties draw:stroke="dash" draw:stroke-dash="Fine_20_Dashed" svg:stroke-width="0.05cm" draw:marker-start-width="0.355cm" draw:marker-end-width="0.355cm" draw:fill="none" draw:textarea-vertical-align="middle" fo:padding-top="0.15cm" fo:padding-bottom="0.15cm" fo:padding-left="0.275cm" fo:padding-right="0.275cm"/>
    </style:style>
    <style:style style:name="gr14" style:family="graphic">
      <style:graphic-properties style:protect="size"/>
    </style:style>
    <style:style style:name="pr1" style:family="presentation" style:parent-style-name="Default-notes">
      <style:graphic-properties draw:fill-color="#ffffff" draw:auto-grow-height="true" fo:min-height="13.364cm"/>
    </style:style>
    <style:style style:name="P1" style:family="paragraph">
      <loext:graphic-properties draw:fill-color="#ffffff"/>
      <style:paragraph-properties fo:text-align="center"/>
    </style:style>
    <style:style style:name="P2" style:family="paragraph">
      <style:paragraph-properties fo:text-align="center"/>
    </style:style>
    <style:style style:name="P3" style:family="paragraph">
      <loext:graphic-properties draw:fill-color="#b2b2b2"/>
      <style:paragraph-properties fo:text-align="center"/>
    </style:style>
    <style:style style:name="P4" style:family="paragraph">
      <loext:graphic-properties draw:fill-color="#dddddd"/>
      <style:paragraph-properties fo:text-align="center"/>
    </style:style>
    <style:style style:name="P5" style:family="paragraph">
      <loext:graphic-properties draw:fill="none" draw:fill-color="#ffffff"/>
      <style:text-properties fo:font-size="14pt" fo:font-style="italic" style:font-size-asian="18pt" style:font-size-complex="18pt"/>
    </style:style>
    <style:style style:name="P6" style:family="paragraph">
      <loext:graphic-properties draw:fill="none"/>
      <style:paragraph-properties fo:text-align="center"/>
    </style:style>
    <style:style style:name="P7" style:family="paragraph">
      <loext:graphic-properties draw:fill-color="#ffffff"/>
    </style:style>
    <style:style style:name="T1" style:family="text">
      <style:text-properties fo:font-size="14pt" fo:font-style="italic"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0.4cm" svg:height="0.8cm" svg:x="2.1cm" svg:y="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 draw:text-style-name="P1" draw:layer="layout" svg:width="0.4cm" svg:height="0.8cm" svg:x="2.1cm" svg:y="3.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 draw:layer="layout" svg:width="0.4cm" svg:height="5.203cm" svg:x="2.1cm" svg:y="5.9cm">
          <text:p/>
          <draw:enhanced-geometry svg:viewBox="0 0 21600 21600" draw:text-areas="?f0 0 ?f2 ?f5" draw:type="down-arrow" draw:modifiers="20753.2667179093 5386.5336658354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0.8cm" svg:height="0.9cm" draw:transform="rotate (-1.5707963267949) translate (3.7cm 5.9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1" draw:layer="layout" svg:width="0.8cm" svg:height="0.9cm" draw:transform="rotate (-1.5707963267949) translate (6.6cm 5.901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 draw:text-style-name="P1" draw:layer="layout" svg:width="0.4cm" svg:height="0.8cm" svg:x="4.5cm" svg:y="8.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0.8cm" svg:height="0.9cm" draw:transform="rotate (-1.5707963267949) translate (3.6cm 10.303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 draw:text-style-name="P1" draw:layer="layout" svg:width="0.4cm" svg:height="0.8cm" svg:x="2.1cm" svg:y="12.50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1" draw:layer="layout" svg:width="0.8cm" svg:height="0.9cm" draw:transform="rotate (-1.5707963267949) translate (6.701cm 10.30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4" draw:text-style-name="P1" draw:layer="layout" svg:width="0.4cm" svg:height="2.998cm" draw:transform="rotate (0.0148352986419518) translate (6.9cm 1.506cm)">
          <text:p/>
          <draw:enhanced-geometry svg:viewBox="0 0 21600 21600" draw:mirror-horizontal="false" draw:mirror-vertical="false" draw:text-areas="?f0 0 ?f2 ?f5" draw:type="down-arrow" draw:modifiers="20159.5198399466 5440.3990024937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4.4cm" svg:height="1.4cm" svg:x="0.1cm" svg:y="0.1cm">
          <text:p text:style-name="P2">user</text:p>
          <text:p text:style-name="P2">source code</text:p>
          <draw:enhanced-geometry svg:viewBox="0 0 21600 21600" draw:type="rectangle" draw:enhanced-path="M 0 0 L 21600 0 21600 21600 0 21600 0 0 Z N"/>
        </draw:custom-shape>
        <draw:custom-shape draw:style-name="gr6" draw:text-style-name="P4" draw:layer="layout" svg:width="4.4cm" svg:height="1.4cm" svg:x="0.1cm" svg:y="2.3cm">
          <text:p text:style-name="P2">SSA</text:p>
          <text:p text:style-name="P2">representation</text:p>
          <draw:enhanced-geometry svg:viewBox="0 0 21600 21600" draw:type="rectangle" draw:enhanced-path="M 0 0 L 21600 0 21600 21600 0 21600 0 0 Z N"/>
        </draw:custom-shape>
        <draw:custom-shape draw:style-name="gr6" draw:text-style-name="P4" draw:layer="layout" svg:width="4.4cm" svg:height="1.4cm" svg:x="0.1cm" svg:y="4.5cm">
          <text:p text:style-name="P2">optimized SSA</text:p>
          <text:p text:style-name="P2">representation</text:p>
          <draw:enhanced-geometry svg:viewBox="0 0 21600 21600" draw:type="rectangle" draw:enhanced-path="M 0 0 L 21600 0 21600 21600 0 21600 0 0 Z N"/>
        </draw:custom-shape>
        <draw:frame draw:style-name="gr7" draw:text-style-name="P5" draw:layer="layout" svg:width="2.6cm" svg:height="0.806cm" svg:x="2.3cm" svg:y="1.4cm">
          <draw:text-box>
            <text:p><text:span text:style-name="T1">frontend</text:span></text:p>
          </draw:text-box>
        </draw:frame>
        <draw:frame draw:style-name="gr7" draw:text-style-name="P5" draw:layer="layout" svg:width="2.6cm" svg:height="0.806cm" svg:x="2.3cm" svg:y="3.6cm">
          <draw:text-box>
            <text:p><text:span text:style-name="T1">optimizer</text:span></text:p>
          </draw:text-box>
        </draw:frame>
        <draw:custom-shape draw:style-name="gr8" draw:text-style-name="P1" draw:layer="layout" svg:width="3.4cm" svg:height="1.4cm" svg:x="3cm" svg:y="6.7cm">
          <text:p text:style-name="P2">sol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4cm" svg:height="1.4cm" svg:x="4.9cm" svg:y="4.5cm">
          <text:p text:style-name="P2">generated c++</text:p>
          <text:p text:style-name="P2">representation</text:p>
          <draw:enhanced-geometry svg:viewBox="0 0 21600 21600" draw:type="rectangle" draw:enhanced-path="M 0 0 L 21600 0 21600 21600 0 21600 0 0 Z N"/>
        </draw:custom-shape>
        <draw:custom-shape draw:style-name="gr10" draw:text-style-name="P4" draw:layer="layout" svg:width="3.4cm" svg:height="1.4cm" svg:x="3cm" svg:y="8.901cm">
          <text:p text:style-name="P2">detection</text:p>
          <text:p text:style-name="P2">results</text:p>
          <draw:enhanced-geometry svg:viewBox="0 0 21600 21600" draw:type="rectangle" draw:enhanced-path="M 0 0 L 21600 0 21600 21600 0 21600 0 0 Z N"/>
        </draw:custom-shape>
        <draw:custom-shape draw:style-name="gr6" draw:text-style-name="P4" draw:layer="layout" svg:width="4.4cm" svg:height="1.4cm" svg:x="0.1cm" svg:y="11.103cm">
          <text:p text:style-name="P2">more optimized</text:p>
          <text:p text:style-name="P2">SSA</text:p>
          <draw:enhanced-geometry svg:viewBox="0 0 21600 21600" draw:type="rectangle" draw:enhanced-path="M 0 0 L 21600 0 21600 21600 0 21600 0 0 Z N"/>
        </draw:custom-shape>
        <draw:frame draw:style-name="gr7" draw:text-style-name="P5" draw:layer="layout" svg:width="2.6cm" svg:height="0.806cm" svg:x="2.4cm" svg:y="12.503cm">
          <draw:text-box>
            <text:p><text:span text:style-name="T1">backend</text:span></text:p>
          </draw:text-box>
        </draw:frame>
        <draw:custom-shape draw:style-name="gr5" draw:text-style-name="P3" draw:layer="layout" svg:width="4.4cm" svg:height="1.4cm" svg:x="0.1cm" svg:y="13.305cm">
          <text:p text:style-name="P2">binary</text:p>
          <draw:enhanced-geometry svg:viewBox="0 0 21600 21600" draw:type="rectangle" draw:enhanced-path="M 0 0 L 21600 0 21600 21600 0 21600 0 0 Z N"/>
        </draw:custom-shape>
        <draw:custom-shape draw:style-name="gr5" draw:text-style-name="P3" draw:layer="layout" svg:width="4.4cm" svg:height="1.4cm" svg:x="4.9cm" svg:y="11.1cm">
          <text:p text:style-name="P2">analysis</text:p>
          <text:p text:style-name="P2">report</text:p>
          <draw:enhanced-geometry svg:viewBox="0 0 21600 21600" draw:type="rectangle" draw:enhanced-path="M 0 0 L 21600 0 21600 21600 0 21600 0 0 Z N"/>
        </draw:custom-shape>
        <draw:custom-shape draw:style-name="gr11" draw:text-style-name="P1" draw:layer="layout" svg:width="4.4cm" svg:height="1.4cm" svg:x="4.9cm" svg:y="0.1cm">
          <text:p text:style-name="P2">CAnDL</text:p>
          <text:p text:style-name="P2">program</text:p>
          <draw:enhanced-geometry svg:viewBox="0 0 21600 21600" draw:type="rectangle" draw:enhanced-path="M 0 0 L 21600 0 21600 21600 0 21600 0 0 Z N"/>
        </draw:custom-shape>
        <draw:frame draw:style-name="gr12" draw:text-style-name="P5" draw:layer="layout" svg:width="2.6cm" svg:height="1.361cm" svg:x="7.1cm" svg:y="1.494cm">
          <draw:text-box>
            <text:p><text:span text:style-name="T1">CAnDL</text:span></text:p>
            <text:p><text:span text:style-name="T1">compiler</text:span></text:p>
          </draw:text-box>
        </draw:frame>
        <draw:line draw:style-name="gr13" draw:text-style-name="P6" draw:layer="layout" svg:x1="4.8cm" svg:y1="1.606cm" svg:x2="9.4cm" svg:y2="4cm">
          <text:p/>
        </draw:line>
        <presentation:notes draw:style-name="dp2">
          <draw:page-thumbnail draw:style-name="gr14" draw:layer="layout" svg:width="14.848cm" svg:height="11.136cm" svg:x="3.075cm" svg:y="2.257cm" draw:page-number="1" presentation:class="page"/>
          <draw:frame presentation:style-name="pr1"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9.4cm" fo:page-height="1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4.81cm" svg:height="7.575cm" svg:x="3.094cm" svg:y="2.485cm"/>
      <draw:page-thumbnail draw:layer="backgroundobjects" svg:width="4.81cm" svg:height="7.575cm" svg:x="3.094cm" svg:y="11.061cm"/>
      <draw:page-thumbnail draw:layer="backgroundobjects" svg:width="4.81cm" svg:height="7.575cm" svg:x="3.094cm" svg:y="19.637cm"/>
      <draw:page-thumbnail draw:layer="backgroundobjects" svg:width="4.81cm" svg:height="7.575cm" svg:x="13.094cm" svg:y="2.485cm"/>
      <draw:page-thumbnail draw:layer="backgroundobjects" svg:width="4.81cm" svg:height="7.575cm" svg:x="13.094cm" svg:y="11.061cm"/>
      <draw:page-thumbnail draw:layer="backgroundobjects" svg:width="4.81cm" svg:height="7.575cm" svg:x="13.094cm" svg:y="19.637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6T13:54:55.170147251</meta:creation-date>
    <dc:date>2018-01-26T12:24:50.852810723</dc:date>
    <meta:editing-duration>PT5M24S</meta:editing-duration>
    <meta:editing-cycles>6</meta:editing-cycles>
    <meta:generator>LibreOffice/5.4.2.2$Linux_X86_64 LibreOffice_project/40m0$Build-2</meta:generator>
    <meta:document-statistic meta:object-count="48"/>
  </office:meta>
</office:document-meta>
</file>